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1238*"/>
    </style:style>
    <style:style style:name="Tableau2.B" style:family="table-column">
      <style:table-column-properties style:column-width="16.715cm" style:rel-column-width="9476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 style:master-page-name="">
      <style:table-properties style:width="18.888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1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32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text-properties fo:color="#000000"/>
    </style:style>
    <style:style style:name="P3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3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3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fo:color="#ff0000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style-complex="italic"/>
    </style:style>
    <style:style style:name="T14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variant="normal" fo:text-transform="none" style:font-name="DejaVu Serif" fo:font-size="11pt" style:font-size-asian="11pt" style:font-size-complex="11pt"/>
    </style:style>
    <style:style style:name="T19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2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font-size="11pt" fo:font-weight="normal" style:font-size-asian="11pt" style:font-weight-asian="normal" style:font-size-complex="11pt" style:font-style-complex="italic" style:font-weight-complex="normal"/>
    </style:style>
    <style:style style:name="T23" style:family="text">
      <style:text-properties fo:font-variant="normal" fo:text-transform="none" fo:font-size="11pt" fo:font-weight="bold" style:font-size-asian="11pt" style:font-weight-asian="bold" style:font-size-complex="11pt" style:font-style-complex="italic" style:font-weight-complex="bold"/>
    </style:style>
    <style:style style:name="T24" style:family="text">
      <style:text-properties fo:font-variant="normal" fo:text-transform="none" fo:font-size="11pt" style:font-size-asian="11pt" style:font-size-complex="11pt" style:font-style-complex="italic"/>
    </style:style>
    <style:style style:name="T25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fo:font-weight="bold" style:font-weight-asian="bold" style:font-style-complex="italic" style:font-weight-complex="bold"/>
    </style:style>
    <style:style style:name="T27" style:family="text">
      <style:text-properties fo:font-variant="normal" fo:text-transform="none" style:font-style-complex="italic"/>
    </style:style>
    <style:style style:name="T28" style:family="text">
      <style:text-properties fo:font-variant="normal" fo:text-transform="none" fo:font-weight="normal" style:font-weight-asian="normal" style:font-style-complex="italic" style:font-weight-complex="normal"/>
    </style:style>
    <style:style style:name="T29" style:family="text">
      <style:text-properties fo:font-variant="normal" fo:text-transform="none" style:font-name="DejaVu Sans" fo:font-size="11pt" fo:font-style="italic" style:font-size-asian="11pt" style:font-style-asian="italic" style:font-size-complex="11pt" style:font-style-complex="italic"/>
    </style:style>
    <style:style style:name="T30" style:family="text">
      <style:text-properties fo:font-variant="normal" fo:text-transform="none"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variant="normal" fo:text-transform="none"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variant="normal" fo:text-transform="none" style:font-name="DejaVu Sans" fo:font-size="11pt" fo:font-weight="normal" style:font-size-asian="11pt" style:font-weight-asian="normal" style:font-size-complex="11pt" style:font-style-complex="italic" style:font-weight-complex="normal"/>
    </style:style>
    <style:style style:name="T33" style:family="text">
      <style:text-properties fo:font-variant="normal" fo:text-transform="none" style:font-name="DejaVu Sans" fo:font-size="11pt" fo:font-weight="bold" style:font-size-asian="11pt" style:font-weight-asian="bold" style:font-size-complex="11pt" style:font-style-complex="italic" style:font-weight-complex="bold"/>
    </style:style>
    <style:style style:name="T34" style:family="text">
      <style:text-properties fo:font-variant="normal" fo:text-transform="none" style:font-name="DejaVu Sans" fo:font-size="11pt" style:font-size-asian="11pt" style:font-size-complex="11pt" style:font-style-complex="italic"/>
    </style:style>
    <style:style style:name="T35" style:family="text">
      <style:text-properties fo:font-variant="normal" fo:text-transform="none" style:font-name="DejaVu Sans" fo:font-size="11pt" fo:font-style="normal" style:font-size-asian="11pt" style:font-style-asian="normal" style:font-size-complex="11pt" style:font-style-complex="normal"/>
    </style:style>
    <style:style style:name="T36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fo:letter-spacing="-0.009cm"/>
    </style:style>
    <style:style style:name="T39" style:family="text">
      <style:text-properties fo:letter-spacing="-0.009cm" fo:font-weight="bold" style:font-weight-asian="bold" style:font-style-complex="italic" style:font-weight-complex="bold"/>
    </style:style>
    <style:style style:name="T40" style:family="text">
      <style:text-properties fo:letter-spacing="-0.009cm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font-style-complex="itali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style:font-weight-asian="normal" style:font-style-complex="italic" style:font-weight-complex="normal"/>
    </style:style>
    <style:style style:name="T46" style:family="text">
      <style:text-properties style:font-name="DejaVu Serif" fo:font-weight="bold" style:font-weight-asian="bold" style:font-weight-complex="bold"/>
    </style:style>
    <style:style style:name="T47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48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text-position="super 58%"/>
    </style:style>
    <style:style style:name="T50" style:family="text">
      <style:text-properties fo:color="#ff0000"/>
    </style:style>
    <style:style style:name="T51" style:family="text">
      <style:text-properties fo:color="#ff0000" style:font-name="DejaVu Serif" fo:font-weight="bold" style:font-weight-asian="bold" style:font-weight-complex="bold"/>
    </style:style>
    <style:style style:name="T52" style:family="text">
      <style:text-properties fo:color="#ff0000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0000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58" style:family="text">
      <style:text-properties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/>
    </style:style>
    <style:style style:name="T60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style:font-name="DejaVu Sans" fo:font-size="11pt" fo:letter-spacing="-0.009cm" fo:font-style="italic" style:font-size-asian="11pt" style:font-style-asian="italic" style:font-size-complex="11pt" style:font-style-complex="italic"/>
    </style:style>
    <style:style style:name="T62" style:family="text">
      <style:text-properties style:font-name="DejaVu Sans" fo:font-size="11pt" fo:letter-spacing="-0.009cm" fo:font-style="italic" fo:font-weight="bold" style:font-size-asian="11pt" style:font-style-asian="italic" style:font-weight-asian="bold" style:font-size-complex="11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31"><text:span text:style-name="T4">Ingénieur de Recherche </text:span><text:span text:style-name="T4">en Optimisation</text:span></text:p>
      <text:p text:style-name="P4"/>
      <text:p text:style-name="P13"><text:s text:c="74"/>Expe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4">Courant</text:p>
            <text:p text:style-name="P34">- <text:s/></text:p>
            <text:p text:style-name="P34">2009</text:p>
          </table:table-cell>
          <table:table-cell table:style-name="Tableau2.B1" office:value-type="string">
            <text:p text:style-name="P7">Ingénieur à INRIA Saclay-IDF, Équipe TAO (Apprentissage et Optimisation)</text:p>
            <text:p text:style-name="Standard"><text:span text:style-name="T48">Recherches sur la classe d'algorithmes Monte Carlo Tree Search</text:span> </text:p>
            <text:p text:style-name="P6">Expérimentation et tests:</text:p>
            <text:p text:style-name="P5">- Tests automatiques et validation statistique.</text:p>
            <text:p text:style-name="P5">- Expérimentation sur la parallélisation de l'algorithme Monte-Carlo Tree Search.</text:p>
            <text:p text:style-name="P5">- Tuning des paramètres du programme joueur de Go MoGo.</text:p>
            <text:p text:style-name="P6">Développements:</text:p>
            <text:p text:style-name="P5">- Co-évolution sur grilles et construction automatique des livres d'ouvertures pour le jeu de Go.</text:p>
            <text:p text:style-name="P6">Maintenance:</text:p>
            <text:p text:style-name="P8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34">2010</text:p>
            <text:p text:style-name="P34">1 mois</text:p>
          </table:table-cell>
          <table:table-cell table:style-name="Tableau2.B1" office:value-type="string">
            <text:p text:style-name="P7">Mission à Taiwan: </text:p>
            <text:p text:style-name="P5">- Intégration de connaissances expertes dans le jeu de Go. </text:p>
            <text:p text:style-name="P5">- Installation d'un Mini-cluster pour expérimentions .</text:p>
          </table:table-cell>
        </table:table-row>
        <table:table-row>
          <table:table-cell table:style-name="Tableau2.A1" office:value-type="string">
            <text:p text:style-name="P34">2009</text:p>
            <text:p text:style-name="P34">6 mois</text:p>
          </table:table-cell>
          <table:table-cell table:style-name="Tableau2.B1" office:value-type="string">
            <text:p text:style-name="Standard"><text:span text:style-name="T48">Thèse de Master:</text:span> L<text:span text:style-name="T7">aboratoire d'informatique de Paris 6, Équipe Systèmes sur puce, Paris - France.</text:span></text:p>
            <text:p text:style-name="Standard"><text:span text:style-name="T25">Titre:</text:span> <text:span text:style-name="T47">Raffinement d'abstraction de composants pour la vérification par model checking de conceptions matérielles.</text:span></text:p>
            <text:p text:style-name="Standard"><text:span text:style-name="T25">Thèmes:</text:span> <text:span text:style-name="T47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34">2008</text:p>
            <text:p text:style-name="P34">6 mois</text:p>
          </table:table-cell>
          <table:table-cell table:style-name="Tableau2.B1" office:value-type="string">
            <text:p text:style-name="Standard"><text:span text:style-name="T48">Thèse de maîtrise, </text:span><text:span text:style-name="T9">Centre d'enseignement à distance,</text:span> <text:span text:style-name="T7">Faculté des sciences de Bizerte - Tunisie</text:span></text:p>
            <text:p text:style-name="Standard"><text:span text:style-name="T25">Titre:</text:span> <text:span text:style-name="T47">Système de gestion de e-learning : approche basée sur les metadonnées formelles pour <text:s/>l'aide à l'apprentissage en ligne. Module intégré dans la plateforme Moodle. </text:span></text:p>
            <text:p text:style-name="P5">Modélisation de la base de données avec Visual Paradigm et implementation sous Devphp.</text:p>
            <text:p text:style-name="Standard"><text:span text:style-name="T25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34">2008</text:p>
            <text:p text:style-name="P34">2 mois</text:p>
          </table:table-cell>
          <table:table-cell table:style-name="Tableau2.B1" office:value-type="string">
            <text:p text:style-name="Standard"><text:span text:style-name="T48">Moniteur de Programmation C,</text:span> <text:span text:style-name="T7">Ecole Lengua Info Space, Bizerte - Tunisia </text:span></text:p>
            <text:p text:style-name="P5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34">2007</text:p>
            <text:p text:style-name="P34">1 mois</text:p>
          </table:table-cell>
          <table:table-cell table:style-name="Tableau2.B1" office:value-type="string">
            <text:p text:style-name="P33"><text:span text:style-name="T48">Assistant stagiaire,</text:span><text:span text:style-name="T46"> </text:span><text:span text:style-name="T10">Centre de Formation Professionnelle, Société Tunisienne des Idustries de Raffinage, Bizerte - Tunisie.</text:span></text:p>
            <text:p text:style-name="Standard"><text:span text:style-name="T25">Application:</text:span> Développement d'une application de gestion de parc informatique dans le domaine de procédures de régulation et d'instrumentation en utilisant <text:span text:style-name="T47">Oracle Database10ge. </text:span></text:p>
          </table:table-cell>
        </table:table-row>
      </table:table>
      <text:p text:style-name="P13"/>
      <text:p text:style-name="P13"><text:s text:c="100"/>E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5">Université d’Evry-Val-d’Essonne, France</text:span><text:span text:style-name="T6">.</text:span> <text:s text:c="4"/></text:p>
            <text:p text:style-name="P5">Majeurs: Optimisation, Apprentissage automatique, Recherche opérationelle.</text:p>
            <text:p text:style-name="P5">Mineurs: systèmes distribués<text:span text:style-name="T53">.</text:span></text:p>
          </table:table-cell>
        </table:table-row>
        <table:table-row>
          <table:table-cell table:style-name="Tableau3.A1" office:value-type="string">
            <text:p text:style-name="P20">2008</text:p>
          </table:table-cell>
          <table:table-cell table:style-name="Tableau3.B1" office:value-type="string">
            <text:p text:style-name="P22"><text:span text:style-name="T2">Maîtrise en Sciences informatiques, Génie Logiciel et Programmation,</text:span><text:span text:style-name="T11"> </text:span></text:p>
            <text:p text:style-name="P23"><text:span text:style-name="T5">Université de Carthage, Tunisie.</text:span><text:span text:style-name="T41"> </text:span><text:span text:style-name="T44"><text:s/></text:span></text:p>
            <text:p text:style-name="P29">Avec mention bien (3<text:span text:style-name="T49">eme</text:span>/64).</text:p>
            <text:p text:style-name="P28">Majeurs: Ateliers de génie logiciel. Mineurs: Architecture des systèmes <text:span text:style-name="T53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0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5">Université de Carthage, Tunisie.</text:span><text:span text:style-name="T41"> </text:span><text:span text:style-name="T44"><text:s/></text:span></text:p>
            <text:p text:style-name="P5">Majeurs: Sciences informatiques, Mathématiques. Mineurs: Physiques, Statistiques<text:span text:style-name="T53">.</text:span></text:p>
            <text:p text:style-name="P5"><text:span text:style-name="T53"/></text:p>
          </table:table-cell>
        </table:table-row>
      </table:table>
      <text:p text:style-name="P16"><text:soft-page-break/><text:s text:c="78"/>Compétences Spécifiques</text:p>
      <text:p text:style-name="P24"/>
      <text:p text:style-name="P11"><text:span text:style-name="T21">Programmation:</text:span> C/C++(Expert), J2EE(Familier), Cuda(base).</text:p>
      <text:p text:style-name="P11"><text:span text:style-name="T21">API:</text:span> JNI, SWING. </text:p>
      <text:p text:style-name="P11"><text:span text:style-name="T21">IDE:</text:span> Vim, Eclipse, NetBeans.</text:p>
      <text:p text:style-name="P11"><text:span text:style-name="T21">Debugging:</text:span><text:span text:style-name="T38"> </text:span>DDD. <text:s text:c="3"/></text:p>
      <text:p text:style-name="P11"><text:span text:style-name="T21">Gestionnaires de Versions:</text:span> CVS, SVN, GIT. <text:s text:c="3"/></text:p>
      <text:p text:style-name="P11"><text:span text:style-name="T21">Scripts:</text:span> Shell, Sed, <text:span text:style-name="T53">Awk, O</text:span>ctave.<text:line-break/><text:span text:style-name="T21">Gestion de bases de données:</text:span> Oracle, PL/SQL, MySQL.</text:p>
      <text:p text:style-name="P11"><text:span text:style-name="T21">Systèmes d'exploitation:</text:span><text:span text:style-name="T38"> MS Windows, Linux, MacOS.</text:span></text:p>
      <text:p text:style-name="P13"><text:s text:c="94"/>Formations</text:p>
      <text:p text:style-name="P13"/>
      <text:p text:style-name="P11"><text:span text:style-name="T20">Janvier 2011: Formation intensive à l'INRIA-Rocquencourt (3 jours):</text:span> </text:p>
      <text:p text:style-name="P12"><text:s text:c="2"/>- Programmation parallèle avec MPI.</text:p>
      <text:p text:style-name="P12"><text:s text:c="2"/>- Programmation GPU avec Cuda.</text:p>
      <text:p text:style-name="P10">Avril 2011: Formation intensive à l'INRIA-Saclay (3 jours):</text:p>
      <text:p text:style-name="P12"><text:s text:c="2"/>- programmation GPGPU.</text:p>
      <text:p text:style-name="P10">Avril 2010: Ecole de printemps GRID'5000 (5 jours):</text:p>
      <text:p text:style-name="P11"><text:s text:c="2"/>-<text:span text:style-name="T3"> Expérimentations grande échelle sur les grilles et plan d'expériences.</text:span></text:p>
      <text:p text:style-name="P10">Avril 2011: Ecole de printemps GRID'5000 (5 jours):</text:p>
      <text:p text:style-name="P12"><text:s text:c="2"/>- Clouds computing et déploiement d'environnements virtualisés.</text:p>
      <text:p text:style-name="P14"><text:s text:c="99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0">2011</text:p>
          </table:table-cell>
          <table:table-cell table:style-name="Tableau4.B1" office:value-type="string">
            <text:p text:style-name="P17"><text:span text:style-name="T12">MoGoDroid</text:span>: programme de Go pour la plateforme Android. Moteur en <text:span text:style-name="T12">C++</text:span>, Interface utilisateur en <text:span text:style-name="T12">Java</text:span> et la communication utilisant <text:s/><text:span text:style-name="T12">JNI</text:span>.</text:p>
          </table:table-cell>
        </table:table-row>
        <table:table-row table:style-name="Tableau4.1">
          <table:table-cell table:style-name="Tableau4.A2" office:value-type="string">
            <text:p text:style-name="P20">2009</text:p>
            <text:p text:style-name="P20"><text:s/>-</text:p>
            <text:p text:style-name="P20"><text:s/>2011</text:p>
          </table:table-cell>
          <table:table-cell table:style-name="Tableau4.B1" office:value-type="string">
            <text:p text:style-name="P36"><text:span text:style-name="T12">MoGo</text:span>:<text:span text:style-name="T54"> </text:span><text:span text:style-name="T17">Plusieurs records pour le programme joueur de Go MoGo :</text:span></text:p>
            <text:p text:style-name="P35"><text:s/><text:span text:style-name="T56">- Avril 2011:</text:span> Première victoire de MoGo en 13x13 avec handicap 2.5, conférence SSCI <text:s/>paris, France.</text:p>
            <text:p text:style-name="P35"><text:s/><text:span text:style-name="T56">- Novembre 2010 </text:span>: MoGo Champion du tournoi TAAI 2010 in 9x9 Go, 13x13 Go, <text:s text:c="4"/>19x19 Go (Haifong Weiqi Academy http://www.haifong.org/).</text:p>
            <text:p text:style-name="P35"><text:s/><text:span text:style-name="T56">- Juillet 2010 :</text:span> Première et seule victoire de <text:span text:style-name="T44">MoGo en </text:span>13x13, conférence WCCI, <text:s text:c="3"/>Barcelone, Spain.</text:p>
            <text:p text:style-name="P35"><text:s/><text:span text:style-name="T56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0">2007</text:p>
          </table:table-cell>
          <table:table-cell table:style-name="Tableau4.B1" office:value-type="string">
            <text:p text:style-name="P36"><text:span text:style-name="T16">ATM</text:span><text:span text:style-name="T42">: </text:span><text:span text:style-name="T29">Développement d'un distributeur automatique de Banque modélisé avec</text:span><text:span text:style-name="T30"> </text:span><text:span text:style-name="T31">Visual Paradigm (UML)</text:span><text:span text:style-name="T30"> et implémenté en </text:span><text:span text:style-name="T31">Java</text:span><text:span text:style-name="T29">.</text:span></text:p>
          </table:table-cell>
        </table:table-row>
        <table:table-row table:style-name="Tableau4.1">
          <table:table-cell table:style-name="Tableau4.A1" office:value-type="float" office:value="2007">
            <text:p text:style-name="P20">2007</text:p>
          </table:table-cell>
          <table:table-cell table:style-name="Tableau4.B1" office:value-type="string">
            <text:p text:style-name="P36"><text:span text:style-name="T16">Application réseau Client/Serveur</text:span><text:span text:style-name="T12">: </text:span><text:span text:style-name="T58">Gestion des files d'attentes implémenté avec </text:span><text:span text:style-name="T59">JAVA </text:span><text:span text:style-name="T58">sous </text:span><text:span text:style-name="T57">Eclipse en utilisant les concepts TCP/IP et l’ordonnancement.</text:span></text:p>
          </table:table-cell>
        </table:table-row>
        <table:table-row table:style-name="Tableau4.1">
          <table:table-cell table:style-name="Tableau4.A1" office:value-type="float" office:value="2006">
            <text:p text:style-name="P20">2006</text:p>
          </table:table-cell>
          <table:table-cell table:style-name="Tableau4.B1" office:value-type="string">
            <text:p text:style-name="P36"><text:span text:style-name="T15">Analyseur Lexical:</text:span><text:span text:style-name="T11"> </text:span><text:span text:style-name="T58">Réalisation d'un analyseur lexical (en language </text:span><text:span text:style-name="T60">C</text:span><text:span text:style-name="T57">).</text:span></text:p>
          </table:table-cell>
        </table:table-row>
        <table:table-row table:style-name="Tableau4.1">
          <table:table-cell table:style-name="Tableau4.A1" office:value-type="float" office:value="2005">
            <text:p text:style-name="P20">2005</text:p>
          </table:table-cell>
          <table:table-cell table:style-name="Tableau4.B1" office:value-type="string">
            <text:p text:style-name="P36"><text:span text:style-name="T14">Application de facturation:</text:span><text:span text:style-name="T38"> </text:span><text:span text:style-name="T61">développée avec le langage <text:s/></text:span><text:span text:style-name="T62">C++</text:span><text:span text:style-name="T61">.</text:span></text:p>
          </table:table-cell>
        </table:table-row>
      </table:table>
      <text:p text:style-name="P15"><text:s text:c="86"/>Languages et Intérêts</text:p>
      <text:p text:style-name="P15"/>
      <text:p text:style-name="P9">Langages</text:p>
      <text:p text:style-name="P18">Français(courant), Anglais(TOEIC), Arabe (langue maternelle).</text:p>
      <text:p text:style-name="P9"/>
      <text:p text:style-name="P9">Intérêts</text:p>
      <text:p text:style-name="P18">Développement mobile (Android, iPhone), Planche à voile et lecture.</text:p>
      <text:p text:style-name="P30">Membre fondateur/Conseiller Technique dans le club de spéléologie de Bizerte (http://www.speleobizerte.creajn.com/)</text:p>
      <text:p text:style-name="P18">Diplôme en premiers secours et volontaire pour les compagnes de prévention routière.</text:p>
      <text:p text:style-name="P19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6-03T22:18:50</dc:date>
    <meta:editing-duration>P2DT10H25M50S</meta:editing-duration>
    <meta:editing-cycles>180</meta:editing-cycles>
    <meta:generator>OpenOffice.org/3.3$Unix OpenOffice.org_project/330m20$Build-9567</meta:generator>
    <meta:printed-by>hassen DOGHMEN</meta:printed-by>
    <meta:print-date>2011-04-29T16:02:08</meta:print-date>
    <meta:document-statistic meta:table-count="4" meta:image-count="0" meta:object-count="0" meta:page-count="2" meta:paragraph-count="105" meta:word-count="655" meta:character-count="5406"/>
    <meta:user-defined meta:name="Info 1"/>
    <meta:user-defined meta:name="Info 2"/>
    <meta:user-defined meta:name="Info 3"/>
    <meta:user-defined meta:name="Info 4"/>
  </office:meta>
</office:document-meta>
</file>